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f3fdd" officeooo:paragraph-rsid="000f3fdd"/>
    </style:style>
    <style:style style:name="P2" style:family="paragraph" style:parent-style-name="Standard">
      <style:text-properties officeooo:rsid="000f9b26" officeooo:paragraph-rsid="000f9b26"/>
    </style:style>
    <style:style style:name="P3" style:family="paragraph" style:parent-style-name="Standard">
      <style:text-properties officeooo:rsid="00117ade" officeooo:paragraph-rsid="00117ade"/>
    </style:style>
    <style:style style:name="P4" style:family="paragraph" style:parent-style-name="Standard">
      <style:text-properties officeooo:rsid="0011a71a" officeooo:paragraph-rsid="0011a71a"/>
    </style:style>
    <style:style style:name="P5" style:family="paragraph" style:parent-style-name="Standard">
      <style:text-properties officeooo:rsid="0012f3c0" officeooo:paragraph-rsid="0012f3c0"/>
    </style:style>
    <style:style style:name="P6" style:family="paragraph" style:parent-style-name="Standard">
      <style:text-properties officeooo:rsid="00140f9a" officeooo:paragraph-rsid="00140f9a"/>
    </style:style>
    <style:style style:name="P7" style:family="paragraph" style:parent-style-name="Standard">
      <style:text-properties officeooo:rsid="0015caa9" officeooo:paragraph-rsid="0015caa9"/>
    </style:style>
    <style:style style:name="P8" style:family="paragraph" style:parent-style-name="Standard">
      <style:text-properties fo:font-style="italic" officeooo:rsid="0015caa9" officeooo:paragraph-rsid="0015caa9" style:font-style-asian="italic" style:font-style-complex="italic"/>
    </style:style>
    <style:style style:name="P9" style:family="paragraph" style:parent-style-name="Standard">
      <style:text-properties officeooo:rsid="00195726" officeooo:paragraph-rsid="00195726"/>
    </style:style>
    <style:style style:name="P10" style:family="paragraph" style:parent-style-name="Standard">
      <style:text-properties officeooo:rsid="001a0bb9" officeooo:paragraph-rsid="001a0bb9"/>
    </style:style>
    <style:style style:name="P11" style:family="paragraph" style:parent-style-name="Standard">
      <style:text-properties officeooo:rsid="001a0bb9" officeooo:paragraph-rsid="001d9b4a"/>
    </style:style>
    <style:style style:name="T1" style:family="text">
      <style:text-properties officeooo:rsid="00117ade"/>
    </style:style>
    <style:style style:name="T2" style:family="text">
      <style:text-properties officeooo:rsid="00140f9a"/>
    </style:style>
    <style:style style:name="T3" style:family="text">
      <style:text-properties officeooo:rsid="00157864"/>
    </style:style>
    <style:style style:name="T4" style:family="text">
      <style:text-properties officeooo:rsid="00173cd9"/>
    </style:style>
    <style:style style:name="T5" style:family="text">
      <style:text-properties officeooo:rsid="00180d5c"/>
    </style:style>
    <style:style style:name="T6" style:family="text">
      <style:text-properties officeooo:rsid="001d9b4a"/>
    </style:style>
    <style:style style:name="T7" style:family="text">
      <style:text-properties officeooo:rsid="001dd6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 Notes</text:p>
      <text:p text:style-name="P1"/>
      <text:p text:style-name="P1">9/17/15</text:p>
      <text:p text:style-name="P1">The PcDuino is unable to be tested. <text:s/>The model provided was not working properly. <text:s/>However, this causes very little, if any concern, considering we were unlikely to pick the PcDuino due to our requirement of cheapest. </text:p>
      <text:p text:style-name="P1"/>
      <text:p text:style-name="P1">9/22/15</text:p>
      <text:p text:style-name="P1">We begin work on benchmarking the remaining candidates. <text:s/>The code we will be using to benchmark the two devices will test the addition, multiplication, division, trigonometric function in single and double point precision of two massively large arrays filled with random numbers. <text:s/></text:p>
      <text:p text:style-name="P1"/>
      <text:p text:style-name="P2">9/29/15</text:p>
      <text:p text:style-name="P2">Parallelized the code with OpenMP directive <text:span text:style-name="T1">#pragma </text:span>omp parallel for <text:span text:style-name="T1">num_threads( num_procs ) where num_procs is number of processors on the computer</text:span>. Ran the benchmark code on my <text:span text:style-name="T2">school</text:span> laptop <text:span text:style-name="T2">Linux OS </text:span>with and without the parallization.</text:p>
      <text:p text:style-name="P4">100000 numbers</text:p>
      <text:p text:style-name="P3">Number of processors: 4</text:p>
      <text:p text:style-name="P2">Without <text:span text:style-name="T2">OpenMP</text:span>:</text:p>
      <text:p text:style-name="P2">Addition: 26.1815s</text:p>
      <text:p text:style-name="P2">Multiplication: 26.3276s</text:p>
      <text:p text:style-name="P2">Division: 45.4826s</text:p>
      <text:p text:style-name="P2">With OpenMP:</text:p>
      <text:p text:style-name="P2">Addition: 15.585s</text:p>
      <text:p text:style-name="P2">Multiplication: 15.76s</text:p>
      <text:p text:style-name="P2">Division: 24.807s</text:p>
      <text:p text:style-name="P2"/>
      <text:p text:style-name="P3">I'm looking into adding scheduling to the OpenMP to see if I can get it to run faster.</text:p>
      <text:p text:style-name="P3"/>
      <text:p text:style-name="P5">Ran this on the school's linux machine.</text:p>
      <text:p text:style-name="P5">100000 numbers</text:p>
      <text:p text:style-name="P5">Number of processors: 8</text:p>
      <text:p text:style-name="P6">Without OpenMP:</text:p>
      <text:p text:style-name="P5">Addition: 19.5516s</text:p>
      <text:p text:style-name="P5">Multiplication: 19.024s</text:p>
      <text:p text:style-name="P5">Division: 35/0223s</text:p>
      <text:p text:style-name="P5">With OpenMP</text:p>
      <text:p text:style-name="P5">Addition: 5.63628s</text:p>
      <text:p text:style-name="P5">Multiplication: 5.63638s</text:p>
      <text:p text:style-name="P5">Division: 9.20623s</text:p>
      <text:p text:style-name="P5"/>
      <text:p text:style-name="P6">Moved onto the ODROID </text:p>
      <text:p text:style-name="P6">100000 numbers</text:p>
      <text:p text:style-name="P6">Number of processors: 8</text:p>
      <text:p text:style-name="P6">Without OpenMP:</text:p>
      <text:p text:style-name="P6">Addition: 117.76s</text:p>
      <text:p text:style-name="P6">Multiplication: 113.364s</text:p>
      <text:p text:style-name="P6">Division: <text:span text:style-name="T3">149.127s</text:span></text:p>
      <text:p text:style-name="P6">With OpenMP:</text:p>
      <text:p text:style-name="P6"><text:soft-page-break/>Addition: 29.9252s</text:p>
      <text:p text:style-name="P6">Multiplication: 31.3413s</text:p>
      <text:p text:style-name="P6">Division: 37.032s</text:p>
      <text:p text:style-name="P9">Sine: 227.407s</text:p>
      <text:p text:style-name="P6"/>
      <text:p text:style-name="P7">Moved onto Raspberry Pi</text:p>
      <text:p text:style-name="P7">100000 numbers</text:p>
      <text:p text:style-name="P7">Number of processors: 4</text:p>
      <text:p text:style-name="P7">Without OpenMP:</text:p>
      <text:p text:style-name="P7">Addition: </text:p>
      <text:p text:style-name="P7">Multiplication:</text:p>
      <text:p text:style-name="P7">Division:</text:p>
      <text:p text:style-name="P7">With OpenMP:</text:p>
      <text:p text:style-name="P7">Addition: <text:span text:style-name="T4">221.645s</text:span></text:p>
      <text:p text:style-name="P7">Multiplication: <text:span text:style-name="T4">221.034s</text:span></text:p>
      <text:p text:style-name="P7">Division: <text:span text:style-name="T5">297.204s</text:span></text:p>
      <text:p text:style-name="P9">Sine: <text:span text:style-name="T7">1468.63s</text:span></text:p>
      <text:p text:style-name="P7"/>
      <text:p text:style-name="P7"/>
      <text:p text:style-name="P7"/>
      <text:p text:style-name="P10">Comparisons with using all cores:</text:p>
      <text:p text:style-name="P10"/>
      <text:p text:style-name="P10">Addition: </text:p>
      <text:p text:style-name="P10"><text:tab/>ODROID <text:tab/>- <text:s text:c="2"/>29.925s</text:p>
      <text:p text:style-name="P10"><text:tab/>Pi <text:tab/><text:tab/>- 221.645s</text:p>
      <text:p text:style-name="P10"/>
      <text:p text:style-name="P10">Multiplication: </text:p>
      <text:p text:style-name="P10"><text:tab/>ODROID<text:tab/>- <text:s text:c="2"/>31.341s</text:p>
      <text:p text:style-name="P10"><text:tab/>Pi<text:tab/><text:tab/>- 221.034s</text:p>
      <text:p text:style-name="P10"/>
      <text:p text:style-name="P10">Division:</text:p>
      <text:p text:style-name="P10"><text:tab/>ODROID<text:tab/>- <text:s text:c="2"/>37.032s</text:p>
      <text:p text:style-name="P10"><text:tab/>Pi<text:tab/><text:tab/>- 297.204s</text:p>
      <text:p text:style-name="P10"/>
      <text:p text:style-name="P10">Sine:</text:p>
      <text:p text:style-name="P10"><text:tab/>ODROID<text:tab/>- <text:s text:c="2"/>227.40s</text:p>
      <text:p text:style-name="P11"><text:tab/>Pi<text:tab/><text:tab/>- <text:span text:style-name="T6">1468.63s</text:span></text:p>
      <text:p text:style-name="P7"/>
      <text:p text:style-name="P8">// note: to compile on the pi, you use -std=gnu++0x instead of -std=c++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antha </meta:initial-creator>
    <meta:creation-date>2015-09-22T14:17:43.798942032</meta:creation-date>
    <dc:date>2015-09-30T17:20:45.440020125</dc:date>
    <dc:creator>Andrew Hoover</dc:creator>
    <meta:editing-duration>PT3H1M43S</meta:editing-duration>
    <meta:editing-cycles>14</meta:editing-cycles>
    <meta:generator>LibreOffice/4.2.8.2$Linux_x86 LibreOffice_project/420$Build-2</meta:generator>
    <meta:document-statistic meta:table-count="0" meta:image-count="0" meta:object-count="0" meta:page-count="2" meta:paragraph-count="67" meta:word-count="288" meta:character-count="1951" meta:non-whitespace-character-count="1698"/>
  </office:meta>
</office:document-meta>
</file>